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2.14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xperiment-may-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solve-user-time</text:p>
          </table:table-cell>
          <table:table-cell office:value-type="string" calcext:value-type="string">
            <text:p><text:s/>solve-trace-size</text:p>
          </table:table-cell>
          <table:table-cell office:value-type="string" calcext:value-type="string">
            <text:p><text:s/>reduce-user-time</text:p>
          </table:table-cell>
          <table:table-cell office:value-type="string" calcext:value-type="string">
            <text:p><text:s/>reduce-proof-size</text:p>
          </table:table-cell>
          <table:table-cell office:value-type="string" calcext:value-type="string">
            <text:p><text:s/>verify-user-time</text:p>
          </table:table-cell>
          <table:table-cell office:value-type="string" calcext:value-type="string">
            <text:p><text:s/>verify-s</text:p>
          </table:table-cell>
          <table:table-cell office:value-type="string" calcext:value-type="string">
            <text:p>ratio proof/trace</text:p>
          </table:table-cell>
        </table:table-row>
        <table:table-row table:style-name="ro1">
          <table:table-cell office:value-type="string" calcext:value-type="string">
            <text:p>Core1108_tbm_21.tex.module.000008</text:p>
          </table:table-cell>
          <table:table-cell office:value-type="float" office:value="40.22" calcext:value-type="float">
            <text:p>40.22</text:p>
          </table:table-cell>
          <table:table-cell office:value-type="float" office:value="237459382" calcext:value-type="float">
            <text:p>237459382</text:p>
          </table:table-cell>
          <table:table-cell office:value-type="float" office:value="4.6" calcext:value-type="float">
            <text:p>4.6</text:p>
          </table:table-cell>
          <table:table-cell office:value-type="float" office:value="186248667" calcext:value-type="float">
            <text:p>186248667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<text:s/>SAT</text:p>
          </table:table-cell>
          <table:table-cell table:formula="of:=[.$E2] / [.$C2]" office:value-type="percentage" office:value="0.784339053826056" calcext:value-type="percentage">
            <text:p>78.43%</text:p>
          </table:table-cell>
        </table:table-row>
        <table:table-row table:style-name="ro1">
          <table:table-cell office:value-type="string" calcext:value-type="string">
            <text:p>Core1108_tbm_21.tex.module.000030</text:p>
          </table:table-cell>
          <table:table-cell office:value-type="float" office:value="37.44" calcext:value-type="float">
            <text:p>37.44</text:p>
          </table:table-cell>
          <table:table-cell office:value-type="float" office:value="225656950" calcext:value-type="float">
            <text:p>225656950</text:p>
          </table:table-cell>
          <table:table-cell office:value-type="float" office:value="4.25" calcext:value-type="float">
            <text:p>4.25</text:p>
          </table:table-cell>
          <table:table-cell office:value-type="float" office:value="170370649" calcext:value-type="float">
            <text:p>170370649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<text:s/>SAT</text:p>
          </table:table-cell>
          <table:table-cell table:formula="of:=[.$E3] / [.$C3]" office:value-type="percentage" office:value="0.754998456728233" calcext:value-type="percentage">
            <text:p>75.50%</text:p>
          </table:table-cell>
        </table:table-row>
        <table:table-row table:style-name="ro1">
          <table:table-cell office:value-type="string" calcext:value-type="string">
            <text:p>Q_2-3_v-80-100_r-11.0</text:p>
          </table:table-cell>
          <table:table-cell office:value-type="float" office:value="57.28" calcext:value-type="float">
            <text:p>57.28</text:p>
          </table:table-cell>
          <table:table-cell office:value-type="float" office:value="136428759" calcext:value-type="float">
            <text:p>136428759</text:p>
          </table:table-cell>
          <table:table-cell office:value-type="float" office:value="0.88" calcext:value-type="float">
            <text:p>0.88</text:p>
          </table:table-cell>
          <table:table-cell office:value-type="float" office:value="178699" calcext:value-type="float">
            <text:p>17869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4] / [.$C4]" office:value-type="percentage" office:value="0.00130983380124421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Q_2-3_v-80-100_r-11.2</text:p>
          </table:table-cell>
          <table:table-cell office:value-type="float" office:value="6.79" calcext:value-type="float">
            <text:p>6.79</text:p>
          </table:table-cell>
          <table:table-cell office:value-type="float" office:value="21241913" calcext:value-type="float">
            <text:p>21241913</text:p>
          </table:table-cell>
          <table:table-cell office:value-type="float" office:value="0.18" calcext:value-type="float">
            <text:p>0.18</text:p>
          </table:table-cell>
          <table:table-cell office:value-type="float" office:value="111479" calcext:value-type="float">
            <text:p>11147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5] / [.$C5]" office:value-type="percentage" office:value="0.00524806781762076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Q_2-3_v-80-100_r-11.3</text:p>
          </table:table-cell>
          <table:table-cell office:value-type="float" office:value="2.02" calcext:value-type="float">
            <text:p>2.02</text:p>
          </table:table-cell>
          <table:table-cell office:value-type="float" office:value="7181907" calcext:value-type="float">
            <text:p>7181907</text:p>
          </table:table-cell>
          <table:table-cell office:value-type="float" office:value="0.06" calcext:value-type="float">
            <text:p>0.06</text:p>
          </table:table-cell>
          <table:table-cell office:value-type="float" office:value="99062" calcext:value-type="float">
            <text:p>99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6] / [.$C6]" office:value-type="percentage" office:value="0.013793272455352" calcext:value-type="percentage">
            <text:p>1.38%</text:p>
          </table:table-cell>
        </table:table-row>
        <table:table-row table:style-name="ro1">
          <table:table-cell office:value-type="string" calcext:value-type="string">
            <text:p>Q_2-3_v-80-100_r-11.4</text:p>
          </table:table-cell>
          <table:table-cell office:value-type="float" office:value="35.11" calcext:value-type="float">
            <text:p>35.11</text:p>
          </table:table-cell>
          <table:table-cell office:value-type="float" office:value="90589907" calcext:value-type="float">
            <text:p>90589907</text:p>
          </table:table-cell>
          <table:table-cell office:value-type="float" office:value="0.71" calcext:value-type="float">
            <text:p>0.71</text:p>
          </table:table-cell>
          <table:table-cell office:value-type="float" office:value="132086" calcext:value-type="float">
            <text:p>13208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7] / [.$C7]" office:value-type="percentage" office:value="0.00145806530080663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Q_2-3_v-80-100_r-11.6</text:p>
          </table:table-cell>
          <table:table-cell office:value-type="float" office:value="7.44" calcext:value-type="float">
            <text:p>7.44</text:p>
          </table:table-cell>
          <table:table-cell office:value-type="float" office:value="23726411" calcext:value-type="float">
            <text:p>23726411</text:p>
          </table:table-cell>
          <table:table-cell office:value-type="float" office:value="0.18" calcext:value-type="float">
            <text:p>0.18</text:p>
          </table:table-cell>
          <table:table-cell office:value-type="float" office:value="132439" calcext:value-type="float">
            <text:p>1324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8] / [.$C8]" office:value-type="percentage" office:value="0.00558192303083682" calcext:value-type="percentage">
            <text:p>0.56%</text:p>
          </table:table-cell>
        </table:table-row>
        <table:table-row table:style-name="ro1">
          <table:table-cell office:value-type="string" calcext:value-type="string">
            <text:p>Q_2-3_v-80-100_r-11.8</text:p>
          </table:table-cell>
          <table:table-cell office:value-type="float" office:value="404.98" calcext:value-type="float">
            <text:p>404.98</text:p>
          </table:table-cell>
          <table:table-cell office:value-type="float" office:value="652675002" calcext:value-type="float">
            <text:p>652675002</text:p>
          </table:table-cell>
          <table:table-cell office:value-type="float" office:value="6.58" calcext:value-type="float">
            <text:p>6.58</text:p>
          </table:table-cell>
          <table:table-cell office:value-type="float" office:value="146913" calcext:value-type="float">
            <text:p>14691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9] / [.$C9]" office:value-type="percentage" office:value="0.00022509365235348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Q_2-3_v-80-100_r-13.0</text:p>
          </table:table-cell>
          <table:table-cell office:value-type="float" office:value="0.08" calcext:value-type="float">
            <text:p>0.08</text:p>
          </table:table-cell>
          <table:table-cell office:value-type="float" office:value="192979" calcext:value-type="float">
            <text:p>192979</text:p>
          </table:table-cell>
          <table:table-cell office:value-type="float" office:value="0" calcext:value-type="float">
            <text:p>0</text:p>
          </table:table-cell>
          <table:table-cell office:value-type="float" office:value="121648" calcext:value-type="float">
            <text:p>1216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10] / [.$C10]" office:value-type="percentage" office:value="0.630369107519471" calcext:value-type="percentage">
            <text:p>63.04%</text:p>
          </table:table-cell>
        </table:table-row>
        <table:table-row table:style-name="ro1">
          <table:table-cell office:value-type="string" calcext:value-type="string">
            <text:p>Q_2-3_v-80-100_r-13.1</text:p>
          </table:table-cell>
          <table:table-cell office:value-type="float" office:value="0.06" calcext:value-type="float">
            <text:p>0.06</text:p>
          </table:table-cell>
          <table:table-cell office:value-type="float" office:value="144961" calcext:value-type="float">
            <text:p>144961</text:p>
          </table:table-cell>
          <table:table-cell office:value-type="float" office:value="0" calcext:value-type="float">
            <text:p>0</text:p>
          </table:table-cell>
          <table:table-cell office:value-type="float" office:value="94068" calcext:value-type="float">
            <text:p>9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1] / [.$C11]" office:value-type="percentage" office:value="0.648919364518733" calcext:value-type="percentage">
            <text:p>64.89%</text:p>
          </table:table-cell>
        </table:table-row>
        <table:table-row table:style-name="ro1">
          <table:table-cell office:value-type="string" calcext:value-type="string">
            <text:p>Q_2-3_v-80-100_r-13.2</text:p>
          </table:table-cell>
          <table:table-cell office:value-type="float" office:value="0.42" calcext:value-type="float">
            <text:p>0.42</text:p>
          </table:table-cell>
          <table:table-cell office:value-type="float" office:value="1384789" calcext:value-type="float">
            <text:p>1384789</text:p>
          </table:table-cell>
          <table:table-cell office:value-type="float" office:value="0.02" calcext:value-type="float">
            <text:p>0.02</text:p>
          </table:table-cell>
          <table:table-cell office:value-type="float" office:value="75119" calcext:value-type="float">
            <text:p>75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2] / [.$C12]" office:value-type="percentage" office:value="0.0542458092893574" calcext:value-type="percentage">
            <text:p>5.42%</text:p>
          </table:table-cell>
        </table:table-row>
        <table:table-row table:style-name="ro1">
          <table:table-cell office:value-type="string" calcext:value-type="string">
            <text:p>Q_2-3_v-80-100_r-13.3</text:p>
          </table:table-cell>
          <table:table-cell office:value-type="float" office:value="0.06" calcext:value-type="float">
            <text:p>0.06</text:p>
          </table:table-cell>
          <table:table-cell office:value-type="float" office:value="125137" calcext:value-type="float">
            <text:p>125137</text:p>
          </table:table-cell>
          <table:table-cell office:value-type="float" office:value="0" calcext:value-type="float">
            <text:p>0</text:p>
          </table:table-cell>
          <table:table-cell office:value-type="float" office:value="84170" calcext:value-type="float">
            <text:p>84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3] / [.$C13]" office:value-type="percentage" office:value="0.672622805405276" calcext:value-type="percentage">
            <text:p>67.26%</text:p>
          </table:table-cell>
        </table:table-row>
        <table:table-row table:style-name="ro1">
          <table:table-cell office:value-type="string" calcext:value-type="string">
            <text:p>Q_2-3_v-80-100_r-13.4</text:p>
          </table:table-cell>
          <table:table-cell office:value-type="float" office:value="0.06" calcext:value-type="float">
            <text:p>0.06</text:p>
          </table:table-cell>
          <table:table-cell office:value-type="float" office:value="158123" calcext:value-type="float">
            <text:p>158123</text:p>
          </table:table-cell>
          <table:table-cell office:value-type="float" office:value="0.01" calcext:value-type="float">
            <text:p>0.01</text:p>
          </table:table-cell>
          <table:table-cell office:value-type="float" office:value="101757" calcext:value-type="float">
            <text:p>10175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14] / [.$C14]" office:value-type="percentage" office:value="0.643530669162614" calcext:value-type="percentage">
            <text:p>64.35%</text:p>
          </table:table-cell>
        </table:table-row>
        <table:table-row table:style-name="ro1">
          <table:table-cell office:value-type="string" calcext:value-type="string">
            <text:p>Q_2-3_v-80-100_r-13.5</text:p>
          </table:table-cell>
          <table:table-cell office:value-type="float" office:value="0.07" calcext:value-type="float">
            <text:p>0.07</text:p>
          </table:table-cell>
          <table:table-cell office:value-type="float" office:value="149711" calcext:value-type="float">
            <text:p>149711</text:p>
          </table:table-cell>
          <table:table-cell office:value-type="float" office:value="0" calcext:value-type="float">
            <text:p>0</text:p>
          </table:table-cell>
          <table:table-cell office:value-type="float" office:value="70342" calcext:value-type="float">
            <text:p>7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5] / [.$C15]" office:value-type="percentage" office:value="0.469851914688967" calcext:value-type="percentage">
            <text:p>46.99%</text:p>
          </table:table-cell>
        </table:table-row>
        <table:table-row table:style-name="ro1">
          <table:table-cell office:value-type="string" calcext:value-type="string">
            <text:p>Q_2-3_v-80-100_r-13.6</text:p>
          </table:table-cell>
          <table:table-cell office:value-type="float" office:value="0.08" calcext:value-type="float">
            <text:p>0.08</text:p>
          </table:table-cell>
          <table:table-cell office:value-type="float" office:value="192355" calcext:value-type="float">
            <text:p>192355</text:p>
          </table:table-cell>
          <table:table-cell office:value-type="float" office:value="0" calcext:value-type="float">
            <text:p>0</text:p>
          </table:table-cell>
          <table:table-cell office:value-type="float" office:value="46777" calcext:value-type="float">
            <text:p>46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6] / [.$C16]" office:value-type="percentage" office:value="0.243180577577916" calcext:value-type="percentage">
            <text:p>24.32%</text:p>
          </table:table-cell>
        </table:table-row>
        <table:table-row table:style-name="ro1">
          <table:table-cell office:value-type="string" calcext:value-type="string">
            <text:p>Q_2-3_v-80-100_r-13.7</text:p>
          </table:table-cell>
          <table:table-cell office:value-type="float" office:value="0.03" calcext:value-type="float">
            <text:p>0.03</text:p>
          </table:table-cell>
          <table:table-cell office:value-type="float" office:value="64652" calcext:value-type="float">
            <text:p>64652</text:p>
          </table:table-cell>
          <table:table-cell office:value-type="float" office:value="0" calcext:value-type="float">
            <text:p>0</text:p>
          </table:table-cell>
          <table:table-cell office:value-type="float" office:value="42947" calcext:value-type="float">
            <text:p>42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7] / [.$C17]" office:value-type="percentage" office:value="0.664279527315474" calcext:value-type="percentage">
            <text:p>66.43%</text:p>
          </table:table-cell>
        </table:table-row>
        <table:table-row table:style-name="ro1">
          <table:table-cell office:value-type="string" calcext:value-type="string">
            <text:p>Q_2-3_v-80-100_r-13.8</text:p>
          </table:table-cell>
          <table:table-cell office:value-type="float" office:value="0.16" calcext:value-type="float">
            <text:p>0.16</text:p>
          </table:table-cell>
          <table:table-cell office:value-type="float" office:value="535135" calcext:value-type="float">
            <text:p>535135</text:p>
          </table:table-cell>
          <table:table-cell office:value-type="float" office:value="0" calcext:value-type="float">
            <text:p>0</text:p>
          </table:table-cell>
          <table:table-cell office:value-type="float" office:value="129456" calcext:value-type="float">
            <text:p>12945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18] / [.$C18]" office:value-type="percentage" office:value="0.241912788361815" calcext:value-type="percentage">
            <text:p>24.19%</text:p>
          </table:table-cell>
        </table:table-row>
        <table:table-row table:style-name="ro1">
          <table:table-cell office:value-type="string" calcext:value-type="string">
            <text:p>Q_2-3_v-80-100_r-13.9</text:p>
          </table:table-cell>
          <table:table-cell office:value-type="float" office:value="0.12" calcext:value-type="float">
            <text:p>0.12</text:p>
          </table:table-cell>
          <table:table-cell office:value-type="float" office:value="385136" calcext:value-type="float">
            <text:p>385136</text:p>
          </table:table-cell>
          <table:table-cell office:value-type="float" office:value="0.01" calcext:value-type="float">
            <text:p>0.01</text:p>
          </table:table-cell>
          <table:table-cell office:value-type="float" office:value="106141" calcext:value-type="float">
            <text:p>106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19] / [.$C19]" office:value-type="percentage" office:value="0.275593556561838" calcext:value-type="percentage">
            <text:p>27.56%</text:p>
          </table:table-cell>
        </table:table-row>
        <table:table-row table:style-name="ro1">
          <table:table-cell office:value-type="string" calcext:value-type="string">
            <text:p>Umbrella_tbm_05.tex.module.000039</text:p>
          </table:table-cell>
          <table:table-cell office:value-type="float" office:value="55.95" calcext:value-type="float">
            <text:p>55.95</text:p>
          </table:table-cell>
          <table:table-cell office:value-type="float" office:value="316976589" calcext:value-type="float">
            <text:p>316976589</text:p>
          </table:table-cell>
          <table:table-cell office:value-type="float" office:value="5.48" calcext:value-type="float">
            <text:p>5.48</text:p>
          </table:table-cell>
          <table:table-cell office:value-type="float" office:value="278050449" calcext:value-type="float">
            <text:p>278050449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SAT</text:p>
          </table:table-cell>
          <table:table-cell table:formula="of:=[.$E20] / [.$C20]" office:value-type="percentage" office:value="0.877195536355526" calcext:value-type="percentage">
            <text:p>87.72%</text:p>
          </table:table-cell>
        </table:table-row>
        <table:table-row table:style-name="ro1">
          <table:table-cell office:value-type="string" calcext:value-type="string">
            <text:p>W4-Umbrella_tbm_05.tex.moduleQ3.8S.000001</text:p>
          </table:table-cell>
          <table:table-cell office:value-type="float" office:value="0.48" calcext:value-type="float">
            <text:p>0.48</text:p>
          </table:table-cell>
          <table:table-cell office:value-type="float" office:value="3704885" calcext:value-type="float">
            <text:p>3704885</text:p>
          </table:table-cell>
          <table:table-cell office:value-type="float" office:value="0.04" calcext:value-type="float">
            <text:p>0.04</text:p>
          </table:table-cell>
          <table:table-cell office:value-type="float" office:value="178048" calcext:value-type="float">
            <text:p>17804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21] / [.$C21]" office:value-type="percentage" office:value="0.0480576320182678" calcext:value-type="percentage">
            <text:p>4.81%</text:p>
          </table:table-cell>
        </table:table-row>
        <table:table-row table:style-name="ro1">
          <table:table-cell office:value-type="string" calcext:value-type="string">
            <text:p>W4-Umbrella_tbm_21.tex.moduleQ3.6S.000001</text:p>
          </table:table-cell>
          <table:table-cell office:value-type="float" office:value="513.76" calcext:value-type="float">
            <text:p>513.76</text:p>
          </table:table-cell>
          <table:table-cell office:value-type="float" office:value="1391231757" calcext:value-type="float">
            <text:p>1391231757</text:p>
          </table:table-cell>
          <table:table-cell office:value-type="float" office:value="21.47" calcext:value-type="float">
            <text:p>21.47</text:p>
          </table:table-cell>
          <table:table-cell office:value-type="float" office:value="907035462" calcext:value-type="float">
            <text:p>907035462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<text:s/>SAT</text:p>
          </table:table-cell>
          <table:table-cell table:formula="of:=[.$E22] / [.$C22]" office:value-type="percentage" office:value="0.651965754401623" calcext:value-type="percentage">
            <text:p>65.20%</text:p>
          </table:table-cell>
        </table:table-row>
        <table:table-row table:style-name="ro1">
          <table:table-cell office:value-type="string" calcext:value-type="string">
            <text:p>W4-Umbrella_tbm_25.tex.moduleQ3.7S.000003</text:p>
          </table:table-cell>
          <table:table-cell office:value-type="float" office:value="1.32" calcext:value-type="float">
            <text:p>1.32</text:p>
          </table:table-cell>
          <table:table-cell office:value-type="float" office:value="15044078" calcext:value-type="float">
            <text:p>15044078</text:p>
          </table:table-cell>
          <table:table-cell office:value-type="float" office:value="0.09" calcext:value-type="float">
            <text:p>0.09</text:p>
          </table:table-cell>
          <table:table-cell office:value-type="float" office:value="222771" calcext:value-type="float">
            <text:p>22277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23] / [.$C23]" office:value-type="percentage" office:value="0.0148078865318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4-Umbrella_tbm_26.tex.moduleQ3.7S.000003</text:p>
          </table:table-cell>
          <table:table-cell office:value-type="float" office:value="6.96" calcext:value-type="float">
            <text:p>6.96</text:p>
          </table:table-cell>
          <table:table-cell office:value-type="float" office:value="45436004" calcext:value-type="float">
            <text:p>45436004</text:p>
          </table:table-cell>
          <table:table-cell office:value-type="float" office:value="0.24" calcext:value-type="float">
            <text:p>0.24</text:p>
          </table:table-cell>
          <table:table-cell office:value-type="float" office:value="122068" calcext:value-type="float">
            <text:p>12206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24] / [.$C24]" office:value-type="percentage" office:value="0.00268659189307229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W5-Umbrella_tbm_05.tex.moduleQ3.8S.000001</text:p>
          </table:table-cell>
          <table:table-cell office:value-type="float" office:value="331.17" calcext:value-type="float">
            <text:p>331.17</text:p>
          </table:table-cell>
          <table:table-cell office:value-type="float" office:value="1046408191" calcext:value-type="float">
            <text:p>1046408191</text:p>
          </table:table-cell>
          <table:table-cell office:value-type="float" office:value="14.41" calcext:value-type="float">
            <text:p>14.41</text:p>
          </table:table-cell>
          <table:table-cell office:value-type="float" office:value="753790996" calcext:value-type="float">
            <text:p>753790996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<text:s/>SAT</text:p>
          </table:table-cell>
          <table:table-cell table:formula="of:=[.$E25] / [.$C25]" office:value-type="percentage" office:value="0.720360374166834" calcext:value-type="percentage">
            <text:p>72.04%</text:p>
          </table:table-cell>
        </table:table-row>
        <table:table-row table:style-name="ro1">
          <table:table-cell office:value-type="string" calcext:value-type="string">
            <text:p>W5-Umbrella_tbm_25.tex.moduleQ3.7S.000003</text:p>
          </table:table-cell>
          <table:table-cell office:value-type="float" office:value="760.43" calcext:value-type="float">
            <text:p>760.43</text:p>
          </table:table-cell>
          <table:table-cell office:value-type="float" office:value="2261380687" calcext:value-type="float">
            <text:p>2261380687</text:p>
          </table:table-cell>
          <table:table-cell office:value-type="float" office:value="33.86" calcext:value-type="float">
            <text:p>33.86</text:p>
          </table:table-cell>
          <table:table-cell office:value-type="float" office:value="1507275688" calcext:value-type="float">
            <text:p>1507275688</text:p>
          </table:table-cell>
          <table:table-cell office:value-type="float" office:value="29.22" calcext:value-type="float">
            <text:p>29.22</text:p>
          </table:table-cell>
          <table:table-cell office:value-type="string" calcext:value-type="string">
            <text:p><text:s/>SAT</text:p>
          </table:table-cell>
          <table:table-cell table:formula="of:=[.$E26] / [.$C26]" office:value-type="percentage" office:value="0.666528946968052" calcext:value-type="percentage">
            <text:p>66.65%</text:p>
          </table:table-cell>
        </table:table-row>
        <table:table-row table:style-name="ro1">
          <table:table-cell office:value-type="string" calcext:value-type="string">
            <text:p>W5-Umbrella_tbm_26.tex.moduleQ3.7S.000003</text:p>
          </table:table-cell>
          <table:table-cell office:value-type="float" office:value="723.68" calcext:value-type="float">
            <text:p>723.68</text:p>
          </table:table-cell>
          <table:table-cell office:value-type="float" office:value="1688601952" calcext:value-type="float">
            <text:p>1688601952</text:p>
          </table:table-cell>
          <table:table-cell office:value-type="float" office:value="23.52" calcext:value-type="float">
            <text:p>23.52</text:p>
          </table:table-cell>
          <table:table-cell office:value-type="float" office:value="900852842" calcext:value-type="float">
            <text:p>900852842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<text:s/>SAT</text:p>
          </table:table-cell>
          <table:table-cell table:formula="of:=[.$E27] / [.$C27]" office:value-type="percentage" office:value="0.533490347404265" calcext:value-type="percentage">
            <text:p>53.35%</text:p>
          </table:table-cell>
        </table:table-row>
        <table:table-row table:style-name="ro1">
          <table:table-cell office:value-type="string" calcext:value-type="string">
            <text:p>add4_REDUCED</text:p>
          </table:table-cell>
          <table:table-cell office:value-type="float" office:value="32.15" calcext:value-type="float">
            <text:p>32.15</text:p>
          </table:table-cell>
          <table:table-cell office:value-type="float" office:value="146557894" calcext:value-type="float">
            <text:p>146557894</text:p>
          </table:table-cell>
          <table:table-cell office:value-type="float" office:value="0.92" calcext:value-type="float">
            <text:p>0.92</text:p>
          </table:table-cell>
          <table:table-cell office:value-type="float" office:value="286616" calcext:value-type="float">
            <text:p>286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28] / [.$C28]" office:value-type="percentage" office:value="0.0019556503725415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add5_CHOOSE</text:p>
          </table:table-cell>
          <table:table-cell office:value-type="float" office:value="582.64" calcext:value-type="float">
            <text:p>582.64</text:p>
          </table:table-cell>
          <table:table-cell office:value-type="float" office:value="1653870666" calcext:value-type="float">
            <text:p>1653870666</text:p>
          </table:table-cell>
          <table:table-cell office:value-type="float" office:value="14.76" calcext:value-type="float">
            <text:p>14.76</text:p>
          </table:table-cell>
          <table:table-cell office:value-type="float" office:value="1306814" calcext:value-type="float">
            <text:p>130681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AT</text:p>
          </table:table-cell>
          <table:table-cell table:formula="of:=[.$E29] / [.$C29]" office:value-type="percentage" office:value="0.00079015489352660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dd5_COMPLETE</text:p>
          </table:table-cell>
          <table:table-cell office:value-type="float" office:value="211.07" calcext:value-type="float">
            <text:p>211.07</text:p>
          </table:table-cell>
          <table:table-cell office:value-type="float" office:value="921140981" calcext:value-type="float">
            <text:p>921140981</text:p>
          </table:table-cell>
          <table:table-cell office:value-type="float" office:value="5.36" calcext:value-type="float">
            <text:p>5.36</text:p>
          </table:table-cell>
          <table:table-cell office:value-type="float" office:value="1545954" calcext:value-type="float">
            <text:p>154595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SAT</text:p>
          </table:table-cell>
          <table:table-cell table:formula="of:=[.$E30] / [.$C30]" office:value-type="percentage" office:value="0.00167830335625899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add6_COMPLETE</text:p>
          </table:table-cell>
          <table:table-cell office:value-type="float" office:value="280.8" calcext:value-type="float">
            <text:p>280.8</text:p>
          </table:table-cell>
          <table:table-cell office:value-type="float" office:value="1154586898" calcext:value-type="float">
            <text:p>1154586898</text:p>
          </table:table-cell>
          <table:table-cell office:value-type="float" office:value="10.22" calcext:value-type="float">
            <text:p>10.22</text:p>
          </table:table-cell>
          <table:table-cell office:value-type="float" office:value="7540534" calcext:value-type="float">
            <text:p>754053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AT</text:p>
          </table:table-cell>
          <table:table-cell table:formula="of:=[.$E31] / [.$C31]" office:value-type="percentage" office:value="0.00653093674721398" calcext:value-type="percentage">
            <text:p>0.65%</text:p>
          </table:table-cell>
        </table:table-row>
        <table:table-row table:style-name="ro1">
          <table:table-cell office:value-type="string" calcext:value-type="string">
            <text:p>add6_REDUCED</text:p>
          </table:table-cell>
          <table:table-cell office:value-type="float" office:value="82.54" calcext:value-type="float">
            <text:p>82.54</text:p>
          </table:table-cell>
          <table:table-cell office:value-type="float" office:value="332260816" calcext:value-type="float">
            <text:p>332260816</text:p>
          </table:table-cell>
          <table:table-cell office:value-type="float" office:value="2.03" calcext:value-type="float">
            <text:p>2.03</text:p>
          </table:table-cell>
          <table:table-cell office:value-type="float" office:value="7738104" calcext:value-type="float">
            <text:p>773810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SAT</text:p>
          </table:table-cell>
          <table:table-cell table:formula="of:=[.$E32] / [.$C32]" office:value-type="percentage" office:value="0.023289246361208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axquery_query42_1344n</text:p>
          </table:table-cell>
          <table:table-cell office:value-type="float" office:value="0.03" calcext:value-type="float">
            <text:p>0.03</text:p>
          </table:table-cell>
          <table:table-cell office:value-type="float" office:value="556069" calcext:value-type="float">
            <text:p>556069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33] / [.$C33]" office:value-type="percentage" office:value="0.00364523107743823" calcext:value-type="percentage">
            <text:p>0.36%</text:p>
          </table:table-cell>
        </table:table-row>
        <table:table-row table:style-name="ro1">
          <table:table-cell office:value-type="string" calcext:value-type="string">
            <text:p>b20_PR_9_90</text:p>
          </table:table-cell>
          <table:table-cell office:value-type="float" office:value="0.11" calcext:value-type="float">
            <text:p>0.11</text:p>
          </table:table-cell>
          <table:table-cell office:value-type="float" office:value="24123" calcext:value-type="float">
            <text:p>24123</text:p>
          </table:table-cell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34] / [.$C34]" office:value-type="percentage" office:value="0.439083032790283" calcext:value-type="percentage">
            <text:p>43.91%</text:p>
          </table:table-cell>
        </table:table-row>
        <table:table-row table:style-name="ro1">
          <table:table-cell office:value-type="string" calcext:value-type="string">
            <text:p>b21_PR_9_90</text:p>
          </table:table-cell>
          <table:table-cell office:value-type="float" office:value="0.07" calcext:value-type="float">
            <text:p>0.07</text:p>
          </table:table-cell>
          <table:table-cell office:value-type="float" office:value="26115" calcext:value-type="float">
            <text:p>26115</text:p>
          </table:table-cell>
          <table:table-cell office:value-type="float" office:value="0" calcext:value-type="float">
            <text:p>0</text:p>
          </table:table-cell>
          <table:table-cell office:value-type="float" office:value="9977" calcext:value-type="float">
            <text:p>9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35] / [.$C35]" office:value-type="percentage" office:value="0.382040972621099" calcext:value-type="percentage">
            <text:p>38.20%</text:p>
          </table:table-cell>
        </table:table-row>
        <table:table-row table:style-name="ro1">
          <table:table-cell office:value-type="string" calcext:value-type="string">
            <text:p>b22_PR_9_90</text:p>
          </table:table-cell>
          <table:table-cell office:value-type="float" office:value="30.58" calcext:value-type="float">
            <text:p>30.58</text:p>
          </table:table-cell>
          <table:table-cell office:value-type="float" office:value="57847481" calcext:value-type="float">
            <text:p>57847481</text:p>
          </table:table-cell>
          <table:table-cell office:value-type="float" office:value="1.12" calcext:value-type="float">
            <text:p>1.12</text:p>
          </table:table-cell>
          <table:table-cell office:value-type="float" office:value="28868975" calcext:value-type="float">
            <text:p>28868975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<text:s/>UNSAT</text:p>
          </table:table-cell>
          <table:table-cell table:formula="of:=[.$E36] / [.$C36]" office:value-type="percentage" office:value="0.499053277704521" calcext:value-type="percentage">
            <text:p>49.91%</text:p>
          </table:table-cell>
        </table:table-row>
        <table:table-row table:style-name="ro1">
          <table:table-cell office:value-type="string" calcext:value-type="string">
            <text:p>biu.mv.xl_ao.bb-b003-p020-IPF01-c05.blif-biu.inv.prop.bb-bmc.conf05.01X-QBF.BB1-Zi.BB2-01X.BB3-Zi.with-IOC.unfold-007</text:p>
          </table:table-cell>
          <table:table-cell office:value-type="float" office:value="340.04" calcext:value-type="float">
            <text:p>340.04</text:p>
          </table:table-cell>
          <table:table-cell office:value-type="float" office:value="1357032744" calcext:value-type="float">
            <text:p>1357032744</text:p>
          </table:table-cell>
          <table:table-cell office:value-type="float" office:value="21.9" calcext:value-type="float">
            <text:p>21.9</text:p>
          </table:table-cell>
          <table:table-cell office:value-type="float" office:value="599719494" calcext:value-type="float">
            <text:p>599719494</text:p>
          </table:table-cell>
          <table:table-cell office:value-type="float" office:value="63.83" calcext:value-type="float">
            <text:p>63.83</text:p>
          </table:table-cell>
          <table:table-cell office:value-type="string" calcext:value-type="string">
            <text:p><text:s/>UNSAT</text:p>
          </table:table-cell>
          <table:table-cell table:formula="of:=[.$E37] / [.$C37]" office:value-type="percentage" office:value="0.441934431318335" calcext:value-type="percentage">
            <text:p>44.19%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1.01X-QBF.BB1-Zi.BB2-01X.BB3-01X.with-IOC.unfold-007</text:p>
          </table:table-cell>
          <table:table-cell office:value-type="float" office:value="670.71" calcext:value-type="float">
            <text:p>670.71</text:p>
          </table:table-cell>
          <table:table-cell office:value-type="float" office:value="2247988107" calcext:value-type="float">
            <text:p>2247988107</text:p>
          </table:table-cell>
          <table:table-cell office:value-type="float" office:value="46.18" calcext:value-type="float">
            <text:p>46.18</text:p>
          </table:table-cell>
          <table:table-cell office:value-type="float" office:value="1155544103" calcext:value-type="float">
            <text:p>1155544103</text:p>
          </table:table-cell>
          <table:table-cell office:value-type="float" office:value="175.03" calcext:value-type="float">
            <text:p>175.03</text:p>
          </table:table-cell>
          <table:table-cell office:value-type="string" calcext:value-type="string">
            <text:p><text:s/>UNSAT</text:p>
          </table:table-cell>
          <table:table-cell table:formula="of:=[.$E38] / [.$C38]" office:value-type="percentage" office:value="0.514034793779272" calcext:value-type="percentage">
            <text:p>51.40%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4.01X-QBF.BB1-01X.BB2-01X.BB3-Zi.with-IOC.unfold-005</text:p>
          </table:table-cell>
          <table:table-cell office:value-type="float" office:value="0.6" calcext:value-type="float">
            <text:p>0.6</text:p>
          </table:table-cell>
          <table:table-cell office:value-type="float" office:value="2854794" calcext:value-type="float">
            <text:p>2854794</text:p>
          </table:table-cell>
          <table:table-cell office:value-type="float" office:value="0.08" calcext:value-type="float">
            <text:p>0.08</text:p>
          </table:table-cell>
          <table:table-cell office:value-type="float" office:value="1076221" calcext:value-type="float">
            <text:p>10762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39] / [.$C39]" office:value-type="percentage" office:value="0.376987271235683" calcext:value-type="percentage">
            <text:p>37.70%</text:p>
          </table:table-cell>
        </table:table-row>
        <table:table-row table:style-name="ro1">
          <table:table-cell office:value-type="string" calcext:value-type="string">
            <text:p>biu.mv.xl_ao.bb-b003-p020-IPF03-c03.blif-biu.inv.prop.bb-bmc.conf02.01X-QBF.BB1-01X.BB2-Zi.BB3-01X.with-IOC.unfold-009</text:p>
          </table:table-cell>
          <table:table-cell office:value-type="float" office:value="11.58" calcext:value-type="float">
            <text:p>11.58</text:p>
          </table:table-cell>
          <table:table-cell office:value-type="float" office:value="49610084" calcext:value-type="float">
            <text:p>49610084</text:p>
          </table:table-cell>
          <table:table-cell office:value-type="float" office:value="0.84" calcext:value-type="float">
            <text:p>0.84</text:p>
          </table:table-cell>
          <table:table-cell office:value-type="float" office:value="19795480" calcext:value-type="float">
            <text:p>1979548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/>UNSAT</text:p>
          </table:table-cell>
          <table:table-cell table:formula="of:=[.$E40] / [.$C40]" office:value-type="percentage" office:value="0.399021295751082" calcext:value-type="percentage">
            <text:p>39.90%</text:p>
          </table:table-cell>
        </table:table-row>
        <table:table-row table:style-name="ro1">
          <table:table-cell office:value-type="string" calcext:value-type="string">
            <text:p>biu.mv.xl_ao.bb-b003-p020-MIF04-c05.blif-biu.inv.prop.bb-bmc.with-IOC.unfold-008</text:p>
          </table:table-cell>
          <table:table-cell office:value-type="float" office:value="62.63" calcext:value-type="float">
            <text:p>62.63</text:p>
          </table:table-cell>
          <table:table-cell office:value-type="float" office:value="396208349" calcext:value-type="float">
            <text:p>396208349</text:p>
          </table:table-cell>
          <table:table-cell office:value-type="float" office:value="2.22" calcext:value-type="float">
            <text:p>2.22</text:p>
          </table:table-cell>
          <table:table-cell office:value-type="float" office:value="2041708" calcext:value-type="float">
            <text:p>20417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UNSAT</text:p>
          </table:table-cell>
          <table:table-cell table:formula="of:=[.$E41] / [.$C41]" office:value-type="percentage" office:value="0.00515311705357325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c1_BMC_p2_k1024</text:p>
          </table:table-cell>
          <table:table-cell office:value-type="float" office:value="6.02" calcext:value-type="float">
            <text:p>6.02</text:p>
          </table:table-cell>
          <table:table-cell office:value-type="float" office:value="249" calcext:value-type="float">
            <text:p>249</text:p>
          </table:table-cell>
          <table:table-cell office:value-type="float" office:value="0.09" calcext:value-type="float">
            <text:p>0.09</text:p>
          </table:table-cell>
          <table:table-cell office:value-type="float" office:value="152" calcext:value-type="float">
            <text:p>1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UNSAT</text:p>
          </table:table-cell>
          <table:table-cell table:formula="of:=[.$E42] / [.$C42]" office:value-type="percentage" office:value="0.610441767068273" calcext:value-type="percentage">
            <text:p>61.04%</text:p>
          </table:table-cell>
        </table:table-row>
        <table:table-row table:style-name="ro1">
          <table:table-cell office:value-type="string" calcext:value-type="string">
            <text:p>c1_BMC_p2_k2048</text:p>
          </table:table-cell>
          <table:table-cell office:value-type="float" office:value="12.48" calcext:value-type="float">
            <text:p>12.48</text:p>
          </table:table-cell>
          <table:table-cell office:value-type="float" office:value="249" calcext:value-type="float">
            <text:p>249</text:p>
          </table:table-cell>
          <table:table-cell office:value-type="float" office:value="0.14" calcext:value-type="float">
            <text:p>0.14</text:p>
          </table:table-cell>
          <table:table-cell office:value-type="float" office:value="152" calcext:value-type="float">
            <text:p>15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UNSAT</text:p>
          </table:table-cell>
          <table:table-cell table:formula="of:=[.$E43] / [.$C43]" office:value-type="percentage" office:value="0.610441767068273" calcext:value-type="percentage">
            <text:p>61.04%</text:p>
          </table:table-cell>
        </table:table-row>
        <table:table-row table:style-name="ro1">
          <table:table-cell office:value-type="string" calcext:value-type="string">
            <text:p>c2_BMC_p1_k2048</text:p>
          </table:table-cell>
          <table:table-cell office:value-type="float" office:value="147.39" calcext:value-type="float">
            <text:p>147.39</text:p>
          </table:table-cell>
          <table:table-cell office:value-type="float" office:value="44106823" calcext:value-type="float">
            <text:p>44106823</text:p>
          </table:table-cell>
          <table:table-cell office:value-type="float" office:value="0.5" calcext:value-type="float">
            <text:p>0.5</text:p>
          </table:table-cell>
          <table:table-cell office:value-type="float" office:value="27574117" calcext:value-type="float">
            <text:p>2757411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<text:s/>SAT</text:p>
          </table:table-cell>
          <table:table-cell table:formula="of:=[.$E44] / [.$C44]" office:value-type="percentage" office:value="0.625166700399165" calcext:value-type="percentage">
            <text:p>62.52%</text:p>
          </table:table-cell>
        </table:table-row>
        <table:table-row table:style-name="ro1">
          <table:table-cell office:value-type="string" calcext:value-type="string">
            <text:p>c6_BMC_p1_k1024</text:p>
          </table:table-cell>
          <table:table-cell office:value-type="float" office:value="2.36" calcext:value-type="float">
            <text:p>2.36</text:p>
          </table:table-cell>
          <table:table-cell office:value-type="float" office:value="4658883" calcext:value-type="float">
            <text:p>4658883</text:p>
          </table:table-cell>
          <table:table-cell office:value-type="float" office:value="0.08" calcext:value-type="float">
            <text:p>0.08</text:p>
          </table:table-cell>
          <table:table-cell office:value-type="float" office:value="4642451" calcext:value-type="float">
            <text:p>464245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SAT</text:p>
          </table:table-cell>
          <table:table-cell table:formula="of:=[.$E45] / [.$C45]" office:value-type="percentage" office:value="0.996472974315947" calcext:value-type="percentage">
            <text:p>99.65%</text:p>
          </table:table-cell>
        </table:table-row>
        <table:table-row table:style-name="ro1">
          <table:table-cell office:value-type="string" calcext:value-type="string">
            <text:p>c6_BMC_p1_k2048</text:p>
          </table:table-cell>
          <table:table-cell office:value-type="float" office:value="16.83" calcext:value-type="float">
            <text:p>16.83</text:p>
          </table:table-cell>
          <table:table-cell office:value-type="float" office:value="10297699" calcext:value-type="float">
            <text:p>10297699</text:p>
          </table:table-cell>
          <table:table-cell office:value-type="float" office:value="0.18" calcext:value-type="float">
            <text:p>0.18</text:p>
          </table:table-cell>
          <table:table-cell office:value-type="float" office:value="9800045" calcext:value-type="float">
            <text:p>980004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SAT</text:p>
          </table:table-cell>
          <table:table-cell table:formula="of:=[.$E46] / [.$C46]" office:value-type="percentage" office:value="0.951673281574845" calcext:value-type="percentage">
            <text:p>95.17%</text:p>
          </table:table-cell>
        </table:table-row>
        <table:table-row table:style-name="ro1">
          <table:table-cell office:value-type="string" calcext:value-type="string">
            <text:p>c6_BMC_p1_k512</text:p>
          </table:table-cell>
          <table:table-cell office:value-type="float" office:value="1.06" calcext:value-type="float">
            <text:p>1.06</text:p>
          </table:table-cell>
          <table:table-cell office:value-type="float" office:value="2240283" calcext:value-type="float">
            <text:p>2240283</text:p>
          </table:table-cell>
          <table:table-cell office:value-type="float" office:value="0.06" calcext:value-type="float">
            <text:p>0.06</text:p>
          </table:table-cell>
          <table:table-cell office:value-type="float" office:value="2231460" calcext:value-type="float">
            <text:p>223146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AT</text:p>
          </table:table-cell>
          <table:table-cell table:formula="of:=[.$E47] / [.$C47]" office:value-type="percentage" office:value="0.996061658281565" calcext:value-type="percentage">
            <text:p>99.61%</text:p>
          </table:table-cell>
        </table:table-row>
        <table:table-row table:style-name="ro1">
          <table:table-cell office:value-type="string" calcext:value-type="string">
            <text:p>c6_BMC_p2_k1024</text:p>
          </table:table-cell>
          <table:table-cell office:value-type="float" office:value="0.81" calcext:value-type="float">
            <text:p>0.81</text:p>
          </table:table-cell>
          <table:table-cell office:value-type="float" office:value="423" calcext:value-type="float">
            <text:p>423</text:p>
          </table:table-cell>
          <table:table-cell office:value-type="float" office:value="0.01" calcext:value-type="float">
            <text:p>0.01</text:p>
          </table:table-cell>
          <table:table-cell office:value-type="float" office:value="280" calcext:value-type="float">
            <text:p>28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UNSAT</text:p>
          </table:table-cell>
          <table:table-cell table:formula="of:=[.$E48] / [.$C48]" office:value-type="percentage" office:value="0.66193853427896" calcext:value-type="percentage">
            <text:p>66.19%</text:p>
          </table:table-cell>
        </table:table-row>
        <table:table-row table:style-name="ro1">
          <table:table-cell office:value-type="string" calcext:value-type="string">
            <text:p>driverlog10_6</text:p>
          </table:table-cell>
          <table:table-cell office:value-type="float" office:value="141.46" calcext:value-type="float">
            <text:p>141.46</text:p>
          </table:table-cell>
          <table:table-cell office:value-type="float" office:value="1117357541" calcext:value-type="float">
            <text:p>1117357541</text:p>
          </table:table-cell>
          <table:table-cell office:value-type="float" office:value="9.13" calcext:value-type="float">
            <text:p>9.13</text:p>
          </table:table-cell>
          <table:table-cell office:value-type="float" office:value="139936903" calcext:value-type="float">
            <text:p>13993690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<text:s/>UNSAT</text:p>
          </table:table-cell>
          <table:table-cell table:formula="of:=[.$E49] / [.$C49]" office:value-type="percentage" office:value="0.125239144915745" calcext:value-type="percentage">
            <text:p>12.52%</text:p>
          </table:table-cell>
        </table:table-row>
        <table:table-row table:style-name="ro1">
          <table:table-cell office:value-type="string" calcext:value-type="string">
            <text:p>exquery_query42_1344n</text:p>
          </table:table-cell>
          <table:table-cell office:value-type="float" office:value="1.7" calcext:value-type="float">
            <text:p>1.7</text:p>
          </table:table-cell>
          <table:table-cell office:value-type="float" office:value="25788800" calcext:value-type="float">
            <text:p>25788800</text:p>
          </table:table-cell>
          <table:table-cell office:value-type="float" office:value="0.16" calcext:value-type="float">
            <text:p>0.16</text:p>
          </table:table-cell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50] / [.$C50]" office:value-type="percentage" office:value="0.000120052115647103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fpu-10Xh-error01-nonuniform-depth-10</text:p>
          </table:table-cell>
          <table:table-cell office:value-type="float" office:value="2.18" calcext:value-type="float">
            <text:p>2.18</text:p>
          </table:table-cell>
          <table:table-cell office:value-type="float" office:value="14595" calcext:value-type="float">
            <text:p>14595</text:p>
          </table:table-cell>
          <table:table-cell office:value-type="float" office:value="0.03" calcext:value-type="float">
            <text:p>0.03</text:p>
          </table:table-cell>
          <table:table-cell office:value-type="float" office:value="10636" calcext:value-type="float">
            <text:p>106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51] / [.$C51]" office:value-type="percentage" office:value="0.728742720109627" calcext:value-type="percentage">
            <text:p>72.87%</text:p>
          </table:table-cell>
        </table:table-row>
        <table:table-row table:style-name="ro1">
          <table:table-cell office:value-type="string" calcext:value-type="string">
            <text:p>fpu-10Xh-error01-nonuniform-depth-15</text:p>
          </table:table-cell>
          <table:table-cell office:value-type="float" office:value="3.22" calcext:value-type="float">
            <text:p>3.22</text:p>
          </table:table-cell>
          <table:table-cell office:value-type="float" office:value="32880" calcext:value-type="float">
            <text:p>32880</text:p>
          </table:table-cell>
          <table:table-cell office:value-type="float" office:value="0.04" calcext:value-type="float">
            <text:p>0.04</text:p>
          </table:table-cell>
          <table:table-cell office:value-type="float" office:value="23629" calcext:value-type="float">
            <text:p>2362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UNSAT</text:p>
          </table:table-cell>
          <table:table-cell table:formula="of:=[.$E52] / [.$C52]" office:value-type="percentage" office:value="0.718643552311436" calcext:value-type="percentage">
            <text:p>71.86%</text:p>
          </table:table-cell>
        </table:table-row>
        <table:table-row table:style-name="ro1">
          <table:table-cell office:value-type="string" calcext:value-type="string">
            <text:p>fpu-10Xh-error01-nonuniform-depth-20</text:p>
          </table:table-cell>
          <table:table-cell office:value-type="float" office:value="3.62" calcext:value-type="float">
            <text:p>3.62</text:p>
          </table:table-cell>
          <table:table-cell office:value-type="float" office:value="47499" calcext:value-type="float">
            <text:p>47499</text:p>
          </table:table-cell>
          <table:table-cell office:value-type="float" office:value="0.06" calcext:value-type="float">
            <text:p>0.06</text:p>
          </table:table-cell>
          <table:table-cell office:value-type="float" office:value="34351" calcext:value-type="float">
            <text:p>3435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UNSAT</text:p>
          </table:table-cell>
          <table:table-cell table:formula="of:=[.$E53] / [.$C53]" office:value-type="percentage" office:value="0.723194172508895" calcext:value-type="percentage">
            <text:p>72.32%</text:p>
          </table:table-cell>
        </table:table-row>
        <table:table-row table:style-name="ro1">
          <table:table-cell office:value-type="string" calcext:value-type="string">
            <text:p>fpu-10Xh-error01-nonuniform-depth-25</text:p>
          </table:table-cell>
          <table:table-cell office:value-type="float" office:value="4.5" calcext:value-type="float">
            <text:p>4.5</text:p>
          </table:table-cell>
          <table:table-cell office:value-type="float" office:value="62962" calcext:value-type="float">
            <text:p>62962</text:p>
          </table:table-cell>
          <table:table-cell office:value-type="float" office:value="0.03" calcext:value-type="float">
            <text:p>0.03</text:p>
          </table:table-cell>
          <table:table-cell office:value-type="float" office:value="45754" calcext:value-type="float">
            <text:p>4575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UNSAT</text:p>
          </table:table-cell>
          <table:table-cell table:formula="of:=[.$E54] / [.$C54]" office:value-type="percentage" office:value="0.726692290587974" calcext:value-type="percentage">
            <text:p>72.67%</text:p>
          </table:table-cell>
        </table:table-row>
        <table:table-row table:style-name="ro1">
          <table:table-cell office:value-type="string" calcext:value-type="string">
            <text:p>fpu-10Xh-error01-nonuniform-depth-5</text:p>
          </table:table-cell>
          <table:table-cell office:value-type="float" office:value="1.07" calcext:value-type="float">
            <text:p>1.07</text:p>
          </table:table-cell>
          <table:table-cell office:value-type="float" office:value="821" calcext:value-type="float">
            <text:p>821</text:p>
          </table:table-cell>
          <table:table-cell office:value-type="float" office:value="0.02" calcext:value-type="float">
            <text:p>0.02</text:p>
          </table:table-cell>
          <table:table-cell office:value-type="float" office:value="570" calcext:value-type="float">
            <text:p>57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55] / [.$C55]" office:value-type="percentage" office:value="0.694275274056029" calcext:value-type="percentage">
            <text:p>69.43%</text:p>
          </table:table-cell>
        </table:table-row>
        <table:table-row table:style-name="ro1">
          <table:table-cell office:value-type="string" calcext:value-type="string">
            <text:p>fpu-10Xh-error01-uniform-depth-10</text:p>
          </table:table-cell>
          <table:table-cell office:value-type="float" office:value="1.86" calcext:value-type="float">
            <text:p>1.86</text:p>
          </table:table-cell>
          <table:table-cell office:value-type="float" office:value="14595" calcext:value-type="float">
            <text:p>14595</text:p>
          </table:table-cell>
          <table:table-cell office:value-type="float" office:value="0.03" calcext:value-type="float">
            <text:p>0.03</text:p>
          </table:table-cell>
          <table:table-cell office:value-type="float" office:value="10636" calcext:value-type="float">
            <text:p>1063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UNSAT</text:p>
          </table:table-cell>
          <table:table-cell table:formula="of:=[.$E56] / [.$C56]" office:value-type="percentage" office:value="0.728742720109627" calcext:value-type="percentage">
            <text:p>72.87%</text:p>
          </table:table-cell>
        </table:table-row>
        <table:table-row table:style-name="ro1">
          <table:table-cell office:value-type="string" calcext:value-type="string">
            <text:p>fpu-10Xh-error01-uniform-depth-15</text:p>
          </table:table-cell>
          <table:table-cell office:value-type="float" office:value="2.86" calcext:value-type="float">
            <text:p>2.86</text:p>
          </table:table-cell>
          <table:table-cell office:value-type="float" office:value="32880" calcext:value-type="float">
            <text:p>32880</text:p>
          </table:table-cell>
          <table:table-cell office:value-type="float" office:value="0.04" calcext:value-type="float">
            <text:p>0.04</text:p>
          </table:table-cell>
          <table:table-cell office:value-type="float" office:value="23629" calcext:value-type="float">
            <text:p>2362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UNSAT</text:p>
          </table:table-cell>
          <table:table-cell table:formula="of:=[.$E57] / [.$C57]" office:value-type="percentage" office:value="0.718643552311436" calcext:value-type="percentage">
            <text:p>71.86%</text:p>
          </table:table-cell>
        </table:table-row>
        <table:table-row table:style-name="ro1">
          <table:table-cell office:value-type="string" calcext:value-type="string">
            <text:p>fpu-10Xh-error01-uniform-depth-20</text:p>
          </table:table-cell>
          <table:table-cell office:value-type="float" office:value="3.68" calcext:value-type="float">
            <text:p>3.68</text:p>
          </table:table-cell>
          <table:table-cell office:value-type="float" office:value="47499" calcext:value-type="float">
            <text:p>47499</text:p>
          </table:table-cell>
          <table:table-cell office:value-type="float" office:value="0.04" calcext:value-type="float">
            <text:p>0.04</text:p>
          </table:table-cell>
          <table:table-cell office:value-type="float" office:value="34351" calcext:value-type="float">
            <text:p>3435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UNSAT</text:p>
          </table:table-cell>
          <table:table-cell table:formula="of:=[.$E58] / [.$C58]" office:value-type="percentage" office:value="0.723194172508895" calcext:value-type="percentage">
            <text:p>72.32%</text:p>
          </table:table-cell>
        </table:table-row>
        <table:table-row table:style-name="ro1">
          <table:table-cell office:value-type="string" calcext:value-type="string">
            <text:p>fpu-10Xh-error01-uniform-depth-25</text:p>
          </table:table-cell>
          <table:table-cell office:value-type="float" office:value="4.34" calcext:value-type="float">
            <text:p>4.34</text:p>
          </table:table-cell>
          <table:table-cell office:value-type="float" office:value="62962" calcext:value-type="float">
            <text:p>62962</text:p>
          </table:table-cell>
          <table:table-cell office:value-type="float" office:value="0.06" calcext:value-type="float">
            <text:p>0.06</text:p>
          </table:table-cell>
          <table:table-cell office:value-type="float" office:value="45754" calcext:value-type="float">
            <text:p>4575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UNSAT</text:p>
          </table:table-cell>
          <table:table-cell table:formula="of:=[.$E59] / [.$C59]" office:value-type="percentage" office:value="0.726692290587974" calcext:value-type="percentage">
            <text:p>72.67%</text:p>
          </table:table-cell>
        </table:table-row>
        <table:table-row table:style-name="ro1">
          <table:table-cell office:value-type="string" calcext:value-type="string">
            <text:p>fpu-10Xh-error01-uniform-depth-4</text:p>
          </table:table-cell>
          <table:table-cell office:value-type="float" office:value="0.86" calcext:value-type="float">
            <text:p>0.86</text:p>
          </table:table-cell>
          <table:table-cell office:value-type="float" office:value="716" calcext:value-type="float">
            <text:p>716</text:p>
          </table:table-cell>
          <table:table-cell office:value-type="float" office:value="0.01" calcext:value-type="float">
            <text:p>0.01</text:p>
          </table:table-cell>
          <table:table-cell office:value-type="float" office:value="490" calcext:value-type="float">
            <text:p>49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60] / [.$C60]" office:value-type="percentage" office:value="0.684357541899441" calcext:value-type="percentage">
            <text:p>68.44%</text:p>
          </table:table-cell>
        </table:table-row>
        <table:table-row table:style-name="ro1">
          <table:table-cell office:value-type="string" calcext:value-type="string">
            <text:p>gttt_2_1_001020_4x4_torus_w</text:p>
          </table:table-cell>
          <table:table-cell office:value-type="float" office:value="340.78" calcext:value-type="float">
            <text:p>340.78</text:p>
          </table:table-cell>
          <table:table-cell office:value-type="float" office:value="5447049062" calcext:value-type="float">
            <text:p>5447049062</text:p>
          </table:table-cell>
          <table:table-cell office:value-type="float" office:value="31.17" calcext:value-type="float">
            <text:p>31.17</text:p>
          </table:table-cell>
          <table:table-cell office:value-type="float" office:value="267966" calcext:value-type="float">
            <text:p>2679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61] / [.$C61]" office:value-type="percentage" office:value="0.0000491947101907708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ttt_2_2_000111_4x4_b</text:p>
          </table:table-cell>
          <table:table-cell office:value-type="float" office:value="499" calcext:value-type="float">
            <text:p>499</text:p>
          </table:table-cell>
          <table:table-cell office:value-type="float" office:value="7846369684" calcext:value-type="float">
            <text:p>7846369684</text:p>
          </table:table-cell>
          <table:table-cell office:value-type="float" office:value="50.72" calcext:value-type="float">
            <text:p>50.72</text:p>
          </table:table-cell>
          <table:table-cell office:value-type="float" office:value="554951297" calcext:value-type="float">
            <text:p>554951297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<text:s/>SAT</text:p>
          </table:table-cell>
          <table:table-cell table:formula="of:=[.$E62] / [.$C62]" office:value-type="percentage" office:value="0.0707271412576487" calcext:value-type="percentage">
            <text:p>7.07%</text:p>
          </table:table-cell>
        </table:table-row>
        <table:table-row table:style-name="ro1">
          <table:table-cell office:value-type="string" calcext:value-type="string">
            <text:p>gttt_2_2_000111_4x4_torus_b</text:p>
          </table:table-cell>
          <table:table-cell office:value-type="float" office:value="45.78" calcext:value-type="float">
            <text:p>45.78</text:p>
          </table:table-cell>
          <table:table-cell office:value-type="float" office:value="632341068" calcext:value-type="float">
            <text:p>632341068</text:p>
          </table:table-cell>
          <table:table-cell office:value-type="float" office:value="9.66" calcext:value-type="float">
            <text:p>9.66</text:p>
          </table:table-cell>
          <table:table-cell office:value-type="float" office:value="598866359" calcext:value-type="float">
            <text:p>598866359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<text:s/>SAT</text:p>
          </table:table-cell>
          <table:table-cell table:formula="of:=[.$E63] / [.$C63]" office:value-type="percentage" office:value="0.947062256914808" calcext:value-type="percentage">
            <text:p>94.71%</text:p>
          </table:table-cell>
        </table:table-row>
        <table:table-row table:style-name="ro1">
          <table:table-cell office:value-type="string" calcext:value-type="string">
            <text:p>gttt_2_2_000111_4x4_torus_w</text:p>
          </table:table-cell>
          <table:table-cell office:value-type="float" office:value="70.88" calcext:value-type="float">
            <text:p>70.88</text:p>
          </table:table-cell>
          <table:table-cell office:value-type="float" office:value="962589724" calcext:value-type="float">
            <text:p>962589724</text:p>
          </table:table-cell>
          <table:table-cell office:value-type="float" office:value="3.4" calcext:value-type="float">
            <text:p>3.4</text:p>
          </table:table-cell>
          <table:table-cell office:value-type="float" office:value="223763" calcext:value-type="float">
            <text:p>22376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64] / [.$C64]" office:value-type="percentage" office:value="0.000232459369159025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gttt_2_2_000111_4x4_w</text:p>
          </table:table-cell>
          <table:table-cell office:value-type="float" office:value="5.23" calcext:value-type="float">
            <text:p>5.23</text:p>
          </table:table-cell>
          <table:table-cell office:value-type="float" office:value="55063357" calcext:value-type="float">
            <text:p>55063357</text:p>
          </table:table-cell>
          <table:table-cell office:value-type="float" office:value="0.26" calcext:value-type="float">
            <text:p>0.26</text:p>
          </table:table-cell>
          <table:table-cell office:value-type="float" office:value="214160" calcext:value-type="float">
            <text:p>21416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UNSAT</text:p>
          </table:table-cell>
          <table:table-cell table:formula="of:=[.$E65] / [.$C65]" office:value-type="percentage" office:value="0.00388933787672989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hex_hein_4x4_04</text:p>
          </table:table-cell>
          <table:table-cell office:value-type="float" office:value="0" calcext:value-type="float">
            <text:p>0</text:p>
          </table:table-cell>
          <table:table-cell office:value-type="float" office:value="16815" calcext:value-type="float">
            <text:p>16815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66] / [.$C66]" office:value-type="percentage" office:value="0.271781147784716" calcext:value-type="percentage">
            <text:p>27.18%</text:p>
          </table:table-cell>
        </table:table-row>
        <table:table-row table:style-name="ro1">
          <table:table-cell office:value-type="string" calcext:value-type="string">
            <text:p>hex_hein_4x4_06</text:p>
          </table:table-cell>
          <table:table-cell office:value-type="float" office:value="97.12" calcext:value-type="float">
            <text:p>97.12</text:p>
          </table:table-cell>
          <table:table-cell office:value-type="float" office:value="1297680992" calcext:value-type="float">
            <text:p>1297680992</text:p>
          </table:table-cell>
          <table:table-cell office:value-type="float" office:value="9.42" calcext:value-type="float">
            <text:p>9.42</text:p>
          </table:table-cell>
          <table:table-cell office:value-type="float" office:value="254100275" calcext:value-type="float">
            <text:p>254100275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<text:s/>SAT</text:p>
          </table:table-cell>
          <table:table-cell table:formula="of:=[.$E67] / [.$C67]" office:value-type="percentage" office:value="0.195811047989828" calcext:value-type="percentage">
            <text:p>19.58%</text:p>
          </table:table-cell>
        </table:table-row>
        <table:table-row table:style-name="ro1">
          <table:table-cell office:value-type="string" calcext:value-type="string">
            <text:p>hex_hein_4x4_07</text:p>
          </table:table-cell>
          <table:table-cell office:value-type="float" office:value="553.96" calcext:value-type="float">
            <text:p>553.96</text:p>
          </table:table-cell>
          <table:table-cell office:value-type="float" office:value="6046984428" calcext:value-type="float">
            <text:p>6046984428</text:p>
          </table:table-cell>
          <table:table-cell office:value-type="float" office:value="46.45" calcext:value-type="float">
            <text:p>46.45</text:p>
          </table:table-cell>
          <table:table-cell office:value-type="float" office:value="448826638" calcext:value-type="float">
            <text:p>448826638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<text:s/>SAT</text:p>
          </table:table-cell>
          <table:table-cell table:formula="of:=[.$E68] / [.$C68]" office:value-type="percentage" office:value="0.0742232171000391" calcext:value-type="percentage">
            <text:p>7.42%</text:p>
          </table:table-cell>
        </table:table-row>
        <table:table-row table:style-name="ro1">
          <table:table-cell office:value-type="string" calcext:value-type="string">
            <text:p>hex_hein_4x4_09</text:p>
          </table:table-cell>
          <table:table-cell office:value-type="float" office:value="4.91" calcext:value-type="float">
            <text:p>4.91</text:p>
          </table:table-cell>
          <table:table-cell office:value-type="float" office:value="68609913" calcext:value-type="float">
            <text:p>68609913</text:p>
          </table:table-cell>
          <table:table-cell office:value-type="float" office:value="0.56" calcext:value-type="float">
            <text:p>0.56</text:p>
          </table:table-cell>
          <table:table-cell office:value-type="float" office:value="15190061" calcext:value-type="float">
            <text:p>1519006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SAT</text:p>
          </table:table-cell>
          <table:table-cell table:formula="of:=[.$E69] / [.$C69]" office:value-type="percentage" office:value="0.221397467739101" calcext:value-type="percentage">
            <text:p>22.14%</text:p>
          </table:table-cell>
        </table:table-row>
        <table:table-row table:style-name="ro1">
          <table:table-cell office:value-type="string" calcext:value-type="string">
            <text:p>hex_hein_4x4_12</text:p>
          </table:table-cell>
          <table:table-cell office:value-type="float" office:value="6.73" calcext:value-type="float">
            <text:p>6.73</text:p>
          </table:table-cell>
          <table:table-cell office:value-type="float" office:value="93562554" calcext:value-type="float">
            <text:p>93562554</text:p>
          </table:table-cell>
          <table:table-cell office:value-type="float" office:value="0.84" calcext:value-type="float">
            <text:p>0.84</text:p>
          </table:table-cell>
          <table:table-cell office:value-type="float" office:value="25640868" calcext:value-type="float">
            <text:p>2564086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SAT</text:p>
          </table:table-cell>
          <table:table-cell table:formula="of:=[.$E70] / [.$C70]" office:value-type="percentage" office:value="0.274050535217326" calcext:value-type="percentage">
            <text:p>27.41%</text:p>
          </table:table-cell>
        </table:table-row>
        <table:table-row table:style-name="ro1">
          <table:table-cell office:value-type="string" calcext:value-type="string">
            <text:p>hex_rand_6x6-20m-0</text:p>
          </table:table-cell>
          <table:table-cell office:value-type="float" office:value="1915.3" calcext:value-type="float">
            <text:p>1915.3</text:p>
          </table:table-cell>
          <table:table-cell office:value-type="float" office:value="23367132635" calcext:value-type="float">
            <text:p>23367132635</text:p>
          </table:table-cell>
          <table:table-cell office:value-type="float" office:value="237.32" calcext:value-type="float">
            <text:p>237.32</text:p>
          </table:table-cell>
          <table:table-cell office:value-type="float" office:value="7416861457" calcext:value-type="float">
            <text:p>7416861457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<text:s/>SAT</text:p>
          </table:table-cell>
          <table:table-cell table:formula="of:=[.$E71] / [.$C71]" office:value-type="percentage" office:value="0.317405715662811" calcext:value-type="percentage">
            <text:p>31.74%</text:p>
          </table:table-cell>
        </table:table-row>
        <table:table-row table:style-name="ro1">
          <table:table-cell office:value-type="string" calcext:value-type="string">
            <text:p>hex_rand_6x6-20m-1</text:p>
          </table:table-cell>
          <table:table-cell office:value-type="float" office:value="1050.94" calcext:value-type="float">
            <text:p>1050.94</text:p>
          </table:table-cell>
          <table:table-cell office:value-type="float" office:value="14414829105" calcext:value-type="float">
            <text:p>14414829105</text:p>
          </table:table-cell>
          <table:table-cell office:value-type="float" office:value="196.18" calcext:value-type="float">
            <text:p>196.18</text:p>
          </table:table-cell>
          <table:table-cell office:value-type="float" office:value="9372832944" calcext:value-type="float">
            <text:p>9372832944</text:p>
          </table:table-cell>
          <table:table-cell office:value-type="float" office:value="450.71" calcext:value-type="float">
            <text:p>450.71</text:p>
          </table:table-cell>
          <table:table-cell office:value-type="string" calcext:value-type="string">
            <text:p><text:s/>SAT</text:p>
          </table:table-cell>
          <table:table-cell table:formula="of:=[.$E72] / [.$C72]" office:value-type="percentage" office:value="0.65022157916176" calcext:value-type="percentage">
            <text:p>65.02%</text:p>
          </table:table-cell>
        </table:table-row>
        <table:table-row table:style-name="ro1">
          <table:table-cell office:value-type="string" calcext:value-type="string">
            <text:p>hex_rand_6x6-20m-4</text:p>
          </table:table-cell>
          <table:table-cell office:value-type="float" office:value="12.04" calcext:value-type="float">
            <text:p>12.04</text:p>
          </table:table-cell>
          <table:table-cell office:value-type="float" office:value="200157200" calcext:value-type="float">
            <text:p>200157200</text:p>
          </table:table-cell>
          <table:table-cell office:value-type="float" office:value="0.9" calcext:value-type="float">
            <text:p>0.9</text:p>
          </table:table-cell>
          <table:table-cell office:value-type="float" office:value="466188" calcext:value-type="float">
            <text:p>4661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UNSAT</text:p>
          </table:table-cell>
          <table:table-cell table:formula="of:=[.$E73] / [.$C73]" office:value-type="percentage" office:value="0.00232910932007442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hex_rand_6x6-20m-5</text:p>
          </table:table-cell>
          <table:table-cell office:value-type="float" office:value="941.6" calcext:value-type="float">
            <text:p>941.6</text:p>
          </table:table-cell>
          <table:table-cell office:value-type="float" office:value="15077344245" calcext:value-type="float">
            <text:p>15077344245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206785671" calcext:value-type="float">
            <text:p>10206785671</text:p>
          </table:table-cell>
          <table:table-cell office:value-type="float" office:value="283.59" calcext:value-type="float">
            <text:p>283.59</text:p>
          </table:table-cell>
          <table:table-cell office:value-type="string" calcext:value-type="string">
            <text:p><text:s/>SAT</text:p>
          </table:table-cell>
          <table:table-cell table:formula="of:=[.$E74] / [.$C74]" office:value-type="percentage" office:value="0.676961771592156" calcext:value-type="percentage">
            <text:p>67.70%</text:p>
          </table:table-cell>
        </table:table-row>
        <table:table-row table:style-name="ro1">
          <table:table-cell office:value-type="string" calcext:value-type="string">
            <text:p>hex_rand_6x6-20m-6</text:p>
          </table:table-cell>
          <table:table-cell office:value-type="float" office:value="1476.26" calcext:value-type="float">
            <text:p>1476.26</text:p>
          </table:table-cell>
          <table:table-cell office:value-type="float" office:value="18735866777" calcext:value-type="float">
            <text:p>18735866777</text:p>
          </table:table-cell>
          <table:table-cell office:value-type="float" office:value="216.93" calcext:value-type="float">
            <text:p>216.93</text:p>
          </table:table-cell>
          <table:table-cell office:value-type="float" office:value="8348911564" calcext:value-type="float">
            <text:p>8348911564</text:p>
          </table:table-cell>
          <table:table-cell office:value-type="float" office:value="211.42" calcext:value-type="float">
            <text:p>211.42</text:p>
          </table:table-cell>
          <table:table-cell office:value-type="string" calcext:value-type="string">
            <text:p><text:s/>SAT</text:p>
          </table:table-cell>
          <table:table-cell table:formula="of:=[.$E75] / [.$C75]" office:value-type="percentage" office:value="0.445611172590587" calcext:value-type="percentage">
            <text:p>44.56%</text:p>
          </table:table-cell>
        </table:table-row>
        <table:table-row table:style-name="ro1">
          <table:table-cell office:value-type="string" calcext:value-type="string">
            <text:p>hex_rand_6x6-20m-7</text:p>
          </table:table-cell>
          <table:table-cell office:value-type="float" office:value="187.66" calcext:value-type="float">
            <text:p>187.66</text:p>
          </table:table-cell>
          <table:table-cell office:value-type="float" office:value="3020747282" calcext:value-type="float">
            <text:p>3020747282</text:p>
          </table:table-cell>
          <table:table-cell office:value-type="float" office:value="20.2" calcext:value-type="float">
            <text:p>20.2</text:p>
          </table:table-cell>
          <table:table-cell office:value-type="float" office:value="6594829" calcext:value-type="float">
            <text:p>65948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UNSAT</text:p>
          </table:table-cell>
          <table:table-cell table:formula="of:=[.$E76] / [.$C76]" office:value-type="percentage" office:value="0.00218317799681463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hex_rand_6x6-20m-8</text:p>
          </table:table-cell>
          <table:table-cell office:value-type="float" office:value="269.69" calcext:value-type="float">
            <text:p>269.69</text:p>
          </table:table-cell>
          <table:table-cell office:value-type="float" office:value="4084032554" calcext:value-type="float">
            <text:p>4084032554</text:p>
          </table:table-cell>
          <table:table-cell office:value-type="float" office:value="28.31" calcext:value-type="float">
            <text:p>28.31</text:p>
          </table:table-cell>
          <table:table-cell office:value-type="float" office:value="20054440" calcext:value-type="float">
            <text:p>2005444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s/>UNSAT</text:p>
          </table:table-cell>
          <table:table-cell table:formula="of:=[.$E77] / [.$C77]" office:value-type="percentage" office:value="0.00491045057423898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incrementer-enc06-nonuniform-depth-10</text:p>
          </table:table-cell>
          <table:table-cell office:value-type="float" office:value="0.12" calcext:value-type="float">
            <text:p>0.12</text:p>
          </table:table-cell>
          <table:table-cell office:value-type="float" office:value="254388" calcext:value-type="float">
            <text:p>254388</text:p>
          </table:table-cell>
          <table:table-cell office:value-type="float" office:value="0.02" calcext:value-type="float">
            <text:p>0.02</text:p>
          </table:table-cell>
          <table:table-cell office:value-type="float" office:value="161325" calcext:value-type="float">
            <text:p>16132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78] / [.$C78]" office:value-type="percentage" office:value="0.634169064578518" calcext:value-type="percentage">
            <text:p>63.42%</text:p>
          </table:table-cell>
        </table:table-row>
        <table:table-row table:style-name="ro1">
          <table:table-cell office:value-type="string" calcext:value-type="string">
            <text:p>incrementer-enc06-nonuniform-depth-15</text:p>
          </table:table-cell>
          <table:table-cell office:value-type="float" office:value="0.59" calcext:value-type="float">
            <text:p>0.59</text:p>
          </table:table-cell>
          <table:table-cell office:value-type="float" office:value="2199477" calcext:value-type="float">
            <text:p>2199477</text:p>
          </table:table-cell>
          <table:table-cell office:value-type="float" office:value="0.09" calcext:value-type="float">
            <text:p>0.09</text:p>
          </table:table-cell>
          <table:table-cell office:value-type="float" office:value="1395823" calcext:value-type="float">
            <text:p>139582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79] / [.$C79]" office:value-type="percentage" office:value="0.634615865498935" calcext:value-type="percentage">
            <text:p>63.46%</text:p>
          </table:table-cell>
        </table:table-row>
        <table:table-row table:style-name="ro1">
          <table:table-cell office:value-type="string" calcext:value-type="string">
            <text:p>incrementer-enc06-nonuniform-depth-20</text:p>
          </table:table-cell>
          <table:table-cell office:value-type="float" office:value="1.42" calcext:value-type="float">
            <text:p>1.42</text:p>
          </table:table-cell>
          <table:table-cell office:value-type="float" office:value="6021926" calcext:value-type="float">
            <text:p>6021926</text:p>
          </table:table-cell>
          <table:table-cell office:value-type="float" office:value="0.18" calcext:value-type="float">
            <text:p>0.18</text:p>
          </table:table-cell>
          <table:table-cell office:value-type="float" office:value="3547245" calcext:value-type="float">
            <text:p>3547245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UNSAT</text:p>
          </table:table-cell>
          <table:table-cell table:formula="of:=[.$E80] / [.$C80]" office:value-type="percentage" office:value="0.58905489705453" calcext:value-type="percentage">
            <text:p>58.91%</text:p>
          </table:table-cell>
        </table:table-row>
        <table:table-row table:style-name="ro1">
          <table:table-cell office:value-type="string" calcext:value-type="string">
            <text:p>incrementer-enc06-nonuniform-depth-25</text:p>
          </table:table-cell>
          <table:table-cell office:value-type="float" office:value="1.8" calcext:value-type="float">
            <text:p>1.8</text:p>
          </table:table-cell>
          <table:table-cell office:value-type="float" office:value="7188077" calcext:value-type="float">
            <text:p>7188077</text:p>
          </table:table-cell>
          <table:table-cell office:value-type="float" office:value="0.21" calcext:value-type="float">
            <text:p>0.21</text:p>
          </table:table-cell>
          <table:table-cell office:value-type="float" office:value="4501277" calcext:value-type="float">
            <text:p>450127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UNSAT</text:p>
          </table:table-cell>
          <table:table-cell table:formula="of:=[.$E81] / [.$C81]" office:value-type="percentage" office:value="0.626214354687631" calcext:value-type="percentage">
            <text:p>62.62%</text:p>
          </table:table-cell>
        </table:table-row>
        <table:table-row table:style-name="ro1">
          <table:table-cell office:value-type="string" calcext:value-type="string">
            <text:p>incrementer-enc06-nonuniform-depth-5</text:p>
          </table:table-cell>
          <table:table-cell office:value-type="float" office:value="0.06" calcext:value-type="float">
            <text:p>0.06</text:p>
          </table:table-cell>
          <table:table-cell office:value-type="float" office:value="97500" calcext:value-type="float">
            <text:p>97500</text:p>
          </table:table-cell>
          <table:table-cell office:value-type="float" office:value="0" calcext:value-type="float">
            <text:p>0</text:p>
          </table:table-cell>
          <table:table-cell office:value-type="float" office:value="63776" calcext:value-type="float">
            <text:p>637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82] / [.$C82]" office:value-type="percentage" office:value="0.654112820512821" calcext:value-type="percentage">
            <text:p>65.41%</text:p>
          </table:table-cell>
        </table:table-row>
        <table:table-row table:style-name="ro1">
          <table:table-cell office:value-type="string" calcext:value-type="string">
            <text:p>klieber2017q-074-18-eq</text:p>
          </table:table-cell>
          <table:table-cell office:value-type="float" office:value="569.02" calcext:value-type="float">
            <text:p>569.02</text:p>
          </table:table-cell>
          <table:table-cell office:value-type="float" office:value="6349772367" calcext:value-type="float">
            <text:p>6349772367</text:p>
          </table:table-cell>
          <table:table-cell office:value-type="float" office:value="67.73" calcext:value-type="float">
            <text:p>67.73</text:p>
          </table:table-cell>
          <table:table-cell office:value-type="float" office:value="946558055" calcext:value-type="float">
            <text:p>946558055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<text:s/>SAT</text:p>
          </table:table-cell>
          <table:table-cell table:formula="of:=[.$E83] / [.$C83]" office:value-type="percentage" office:value="0.149069604434845" calcext:value-type="percentage">
            <text:p>14.91%</text:p>
          </table:table-cell>
        </table:table-row>
        <table:table-row table:style-name="ro1">
          <table:table-cell office:value-type="string" calcext:value-type="string">
            <text:p>klieber2017q-074-18-t1</text:p>
          </table:table-cell>
          <table:table-cell office:value-type="float" office:value="1070.16" calcext:value-type="float">
            <text:p>1070.16</text:p>
          </table:table-cell>
          <table:table-cell office:value-type="float" office:value="10176946768" calcext:value-type="float">
            <text:p>10176946768</text:p>
          </table:table-cell>
          <table:table-cell office:value-type="float" office:value="85.69" calcext:value-type="float">
            <text:p>85.69</text:p>
          </table:table-cell>
          <table:table-cell office:value-type="float" office:value="10487371" calcext:value-type="float">
            <text:p>1048737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UNSAT</text:p>
          </table:table-cell>
          <table:table-cell table:formula="of:=[.$E84] / [.$C84]" office:value-type="percentage" office:value="0.00103050268799441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klieber2017q-078-19-eq</text:p>
          </table:table-cell>
          <table:table-cell office:value-type="float" office:value="935.17" calcext:value-type="float">
            <text:p>935.17</text:p>
          </table:table-cell>
          <table:table-cell office:value-type="float" office:value="9974670801" calcext:value-type="float">
            <text:p>9974670801</text:p>
          </table:table-cell>
          <table:table-cell office:value-type="float" office:value="114.62" calcext:value-type="float">
            <text:p>114.62</text:p>
          </table:table-cell>
          <table:table-cell office:value-type="float" office:value="2126067202" calcext:value-type="float">
            <text:p>2126067202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<text:s/>SAT</text:p>
          </table:table-cell>
          <table:table-cell table:formula="of:=[.$E85] / [.$C85]" office:value-type="percentage" office:value="0.213146603473556" calcext:value-type="percentage">
            <text:p>21.31%</text:p>
          </table:table-cell>
        </table:table-row>
        <table:table-row table:style-name="ro1">
          <table:table-cell office:value-type="string" calcext:value-type="string">
            <text:p>klieber2017q-078-19-t1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12181177880" calcext:value-type="float">
            <text:p>12181177880</text:p>
          </table:table-cell>
          <table:table-cell office:value-type="float" office:value="107.66" calcext:value-type="float">
            <text:p>107.66</text:p>
          </table:table-cell>
          <table:table-cell office:value-type="float" office:value="2822113" calcext:value-type="float">
            <text:p>28221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86] / [.$C86]" office:value-type="percentage" office:value="0.000231678170026034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klieber2017q-080-20-eq</text:p>
          </table:table-cell>
          <table:table-cell office:value-type="float" office:value="1325.96" calcext:value-type="float">
            <text:p>1325.96</text:p>
          </table:table-cell>
          <table:table-cell office:value-type="float" office:value="17328435778" calcext:value-type="float">
            <text:p>17328435778</text:p>
          </table:table-cell>
          <table:table-cell office:value-type="float" office:value="205.96" calcext:value-type="float">
            <text:p>205.96</text:p>
          </table:table-cell>
          <table:table-cell office:value-type="float" office:value="4402602461" calcext:value-type="float">
            <text:p>4402602461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SAT</text:p>
          </table:table-cell>
          <table:table-cell table:formula="of:=[.$E87] / [.$C87]" office:value-type="percentage" office:value="0.25406808308627" calcext:value-type="percentage">
            <text:p>25.41%</text:p>
          </table:table-cell>
        </table:table-row>
        <table:table-row table:style-name="ro1">
          <table:table-cell office:value-type="string" calcext:value-type="string">
            <text:p>klieber2017q-080-20-t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495005938" calcext:value-type="float">
            <text:p>1495005938</text:p>
          </table:table-cell>
          <table:table-cell office:value-type="float" office:value="14.06" calcext:value-type="float">
            <text:p>14.06</text:p>
          </table:table-cell>
          <table:table-cell office:value-type="float" office:value="3576970" calcext:value-type="float">
            <text:p>35769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88] / [.$C88]" office:value-type="percentage" office:value="0.00239261257034552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klieber2017q-082-20-t1</text:p>
          </table:table-cell>
          <table:table-cell office:value-type="float" office:value="444.52" calcext:value-type="float">
            <text:p>444.52</text:p>
          </table:table-cell>
          <table:table-cell office:value-type="float" office:value="6358116778" calcext:value-type="float">
            <text:p>6358116778</text:p>
          </table:table-cell>
          <table:table-cell office:value-type="float" office:value="58.77" calcext:value-type="float">
            <text:p>58.77</text:p>
          </table:table-cell>
          <table:table-cell office:value-type="float" office:value="15032839" calcext:value-type="float">
            <text:p>15032839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UNSAT</text:p>
          </table:table-cell>
          <table:table-cell table:formula="of:=[.$E89] / [.$C89]" office:value-type="percentage" office:value="0.00236435402571022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klieber2017q-088-22-t1</text:p>
          </table:table-cell>
          <table:table-cell office:value-type="float" office:value="337.97" calcext:value-type="float">
            <text:p>337.97</text:p>
          </table:table-cell>
          <table:table-cell office:value-type="float" office:value="4505911818" calcext:value-type="float">
            <text:p>4505911818</text:p>
          </table:table-cell>
          <table:table-cell office:value-type="float" office:value="39.03" calcext:value-type="float">
            <text:p>39.03</text:p>
          </table:table-cell>
          <table:table-cell office:value-type="float" office:value="3112839" calcext:value-type="float">
            <text:p>311283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90] / [.$C90]" office:value-type="percentage" office:value="0.00069083442502469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mult9.sat</text:p>
          </table:table-cell>
          <table:table-cell office:value-type="float" office:value="187.15" calcext:value-type="float">
            <text:p>187.15</text:p>
          </table:table-cell>
          <table:table-cell office:value-type="float" office:value="3972875801" calcext:value-type="float">
            <text:p>3972875801</text:p>
          </table:table-cell>
          <table:table-cell office:value-type="float" office:value="76.43" calcext:value-type="float">
            <text:p>76.43</text:p>
          </table:table-cell>
          <table:table-cell office:value-type="float" office:value="3946030881" calcext:value-type="float">
            <text:p>3946030881</text:p>
          </table:table-cell>
          <table:table-cell office:value-type="float" office:value="176.6" calcext:value-type="float">
            <text:p>176.6</text:p>
          </table:table-cell>
          <table:table-cell office:value-type="string" calcext:value-type="string">
            <text:p><text:s/>SAT</text:p>
          </table:table-cell>
          <table:table-cell table:formula="of:=[.$E91] / [.$C91]" office:value-type="percentage" office:value="0.993242950108523" calcext:value-type="percentage">
            <text:p>99.32%</text:p>
          </table:table-cell>
        </table:table-row>
        <table:table-row table:style-name="ro1">
          <table:table-cell office:value-type="string" calcext:value-type="string">
            <text:p>ntrivil_query42_1344n</text:p>
          </table:table-cell>
          <table:table-cell office:value-type="float" office:value="0.11" calcext:value-type="float">
            <text:p>0.11</text:p>
          </table:table-cell>
          <table:table-cell office:value-type="float" office:value="1260166" calcext:value-type="float">
            <text:p>1260166</text:p>
          </table:table-cell>
          <table:table-cell office:value-type="float" office:value="0.02" calcext:value-type="float">
            <text:p>0.02</text:p>
          </table:table-cell>
          <table:table-cell office:value-type="float" office:value="4728" calcext:value-type="float">
            <text:p>4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2] / [.$C92]" office:value-type="percentage" office:value="0.00375188665620244" calcext:value-type="percentage">
            <text:p>0.38%</text:p>
          </table:table-cell>
        </table:table-row>
        <table:table-row table:style-name="ro1">
          <table:table-cell office:value-type="string" calcext:value-type="string">
            <text:p>nxquery_query42_1344n</text:p>
          </table:table-cell>
          <table:table-cell office:value-type="float" office:value="0.03" calcext:value-type="float">
            <text:p>0.03</text:p>
          </table:table-cell>
          <table:table-cell office:value-type="float" office:value="346565" calcext:value-type="float">
            <text:p>346565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3] / [.$C93]" office:value-type="percentage" office:value="0.00680103299525342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nxquery_query50_1344n</text:p>
          </table:table-cell>
          <table:table-cell office:value-type="float" office:value="87.49" calcext:value-type="float">
            <text:p>87.49</text:p>
          </table:table-cell>
          <table:table-cell office:value-type="float" office:value="1121628988" calcext:value-type="float">
            <text:p>1121628988</text:p>
          </table:table-cell>
          <table:table-cell office:value-type="float" office:value="15.72" calcext:value-type="float">
            <text:p>15.72</text:p>
          </table:table-cell>
          <table:table-cell office:value-type="float" office:value="791417000" calcext:value-type="float">
            <text:p>791417000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SAT</text:p>
          </table:table-cell>
          <table:table-cell table:formula="of:=[.$E94] / [.$C94]" office:value-type="percentage" office:value="0.705596064712265" calcext:value-type="percentage">
            <text:p>70.56%</text:p>
          </table:table-cell>
        </table:table-row>
        <table:table-row table:style-name="ro1">
          <table:table-cell office:value-type="string" calcext:value-type="string">
            <text:p>s00420_PR_1_20</text:p>
          </table:table-cell>
          <table:table-cell office:value-type="float" office:value="0.64" calcext:value-type="float">
            <text:p>0.64</text:p>
          </table:table-cell>
          <table:table-cell office:value-type="float" office:value="13577710" calcext:value-type="float">
            <text:p>13577710</text:p>
          </table:table-cell>
          <table:table-cell office:value-type="float" office:value="0.27" calcext:value-type="float">
            <text:p>0.27</text:p>
          </table:table-cell>
          <table:table-cell office:value-type="float" office:value="13501881" calcext:value-type="float">
            <text:p>1350188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SAT</text:p>
          </table:table-cell>
          <table:table-cell table:formula="of:=[.$E95] / [.$C95]" office:value-type="percentage" office:value="0.994415184887584" calcext:value-type="percentage">
            <text:p>99.44%</text:p>
          </table:table-cell>
        </table:table-row>
        <table:table-row table:style-name="ro1">
          <table:table-cell office:value-type="string" calcext:value-type="string">
            <text:p>s00838_PR_6_90</text:p>
          </table:table-cell>
          <table:table-cell office:value-type="float" office:value="0.02" calcext:value-type="float">
            <text:p>0.02</text:p>
          </table:table-cell>
          <table:table-cell office:value-type="float" office:value="4398" calcext:value-type="float">
            <text:p>4398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6] / [.$C96]" office:value-type="percentage" office:value="0.758299226921328" calcext:value-type="percentage">
            <text:p>75.83%</text:p>
          </table:table-cell>
        </table:table-row>
        <table:table-row table:style-name="ro1">
          <table:table-cell office:value-type="string" calcext:value-type="string">
            <text:p>s01488_PR_1_10</text:p>
          </table:table-cell>
          <table:table-cell office:value-type="float" office:value="0" calcext:value-type="float">
            <text:p>0</text:p>
          </table:table-cell>
          <table:table-cell office:value-type="float" office:value="23004" calcext:value-type="float">
            <text:p>23004</text:p>
          </table:table-cell>
          <table:table-cell office:value-type="float" office:value="0" calcext:value-type="float">
            <text:p>0</text:p>
          </table:table-cell>
          <table:table-cell office:value-type="float" office:value="22694" calcext:value-type="float">
            <text:p>22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7] / [.$C97]" office:value-type="percentage" office:value="0.986524082768214" calcext:value-type="percentage">
            <text:p>98.65%</text:p>
          </table:table-cell>
        </table:table-row>
        <table:table-row table:style-name="ro1">
          <table:table-cell office:value-type="string" calcext:value-type="string">
            <text:p>s05378_PR_4_90</text:p>
          </table:table-cell>
          <table:table-cell office:value-type="float" office:value="0.03" calcext:value-type="float">
            <text:p>0.03</text:p>
          </table:table-cell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office:value-type="float" office:value="5331" calcext:value-type="float">
            <text:p>5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8] / [.$C98]" office:value-type="percentage" office:value="0.737854671280277" calcext:value-type="percentage">
            <text:p>73.79%</text:p>
          </table:table-cell>
        </table:table-row>
        <table:table-row table:style-name="ro1">
          <table:table-cell office:value-type="string" calcext:value-type="string">
            <text:p>s09234_PR_9_90</text:p>
          </table:table-cell>
          <table:table-cell office:value-type="float" office:value="0.02" calcext:value-type="float">
            <text:p>0.02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9] / [.$C99]" office:value-type="percentage" office:value="0.731985044187627" calcext:value-type="percentage">
            <text:p>73.20%</text:p>
          </table:table-cell>
        </table:table-row>
        <table:table-row table:style-name="ro1">
          <table:table-cell office:value-type="string" calcext:value-type="string">
            <text:p>s15850_PR_8_90</text:p>
          </table:table-cell>
          <table:table-cell office:value-type="float" office:value="0.18" calcext:value-type="float">
            <text:p>0.18</text:p>
          </table:table-cell>
          <table:table-cell office:value-type="float" office:value="150263" calcext:value-type="float">
            <text:p>150263</text:p>
          </table:table-cell>
          <table:table-cell office:value-type="float" office:value="0.01" calcext:value-type="float">
            <text:p>0.01</text:p>
          </table:table-cell>
          <table:table-cell office:value-type="float" office:value="42065" calcext:value-type="float">
            <text:p>420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100] / [.$C100]" office:value-type="percentage" office:value="0.279942500815237" calcext:value-type="percentage">
            <text:p>27.99%</text:p>
          </table:table-cell>
        </table:table-row>
        <table:table-row table:style-name="ro1">
          <table:table-cell office:value-type="string" calcext:value-type="string">
            <text:p>sortnetsort8.v.stepl.007</text:p>
          </table:table-cell>
          <table:table-cell office:value-type="float" office:value="7.62" calcext:value-type="float">
            <text:p>7.62</text:p>
          </table:table-cell>
          <table:table-cell office:value-type="float" office:value="67518658" calcext:value-type="float">
            <text:p>67518658</text:p>
          </table:table-cell>
          <table:table-cell office:value-type="float" office:value="0.38" calcext:value-type="float">
            <text:p>0.38</text:p>
          </table:table-cell>
          <table:table-cell office:value-type="float" office:value="2983551" calcext:value-type="float">
            <text:p>298355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AT</text:p>
          </table:table-cell>
          <table:table-cell table:formula="of:=[.$E101] / [.$C101]" office:value-type="percentage" office:value="0.0441885411881261" calcext:value-type="percentage">
            <text:p>4.42%</text:p>
          </table:table-cell>
        </table:table-row>
        <table:table-row table:style-name="ro1">
          <table:table-cell office:value-type="string" calcext:value-type="string">
            <text:p>ttt_5x5-shape-0-GTTT-1-2-torus-0</text:p>
          </table:table-cell>
          <table:table-cell office:value-type="float" office:value="0.02" calcext:value-type="float">
            <text:p>0.02</text:p>
          </table:table-cell>
          <table:table-cell office:value-type="float" office:value="9353" calcext:value-type="float">
            <text:p>9353</text:p>
          </table:table-cell>
          <table:table-cell office:value-type="float" office:value="0" calcext:value-type="float">
            <text:p>0</text:p>
          </table:table-cell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102] / [.$C102]" office:value-type="percentage" office:value="0.990056666310275" calcext:value-type="percentage">
            <text:p>99.01%</text:p>
          </table:table-cell>
        </table:table-row>
        <table:table-row table:style-name="ro1">
          <table:table-cell office:value-type="string" calcext:value-type="string">
            <text:p>ttt_5x5-shape-0-GTTT-1-2-torus-1</text:p>
          </table:table-cell>
          <table:table-cell office:value-type="float" office:value="0.02" calcext:value-type="float">
            <text:p>0.02</text:p>
          </table:table-cell>
          <table:table-cell office:value-type="float" office:value="9473" calcext:value-type="float">
            <text:p>9473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103] / [.$C103]" office:value-type="percentage" office:value="0.990182624300644" calcext:value-type="percentage">
            <text:p>99.02%</text:p>
          </table:table-cell>
        </table:table-row>
        <table:table-row table:style-name="ro1">
          <table:table-cell office:value-type="string" calcext:value-type="string">
            <text:p>ttt_5x5-shape-0-GTTT-2-2-torus-0</text:p>
          </table:table-cell>
          <table:table-cell office:value-type="float" office:value="0.01" calcext:value-type="float">
            <text:p>0.01</text:p>
          </table:table-cell>
          <table:table-cell office:value-type="float" office:value="18564" calcext:value-type="float">
            <text:p>18564</text:p>
          </table:table-cell>
          <table:table-cell office:value-type="float" office:value="0" calcext:value-type="float">
            <text:p>0</text:p>
          </table:table-cell>
          <table:table-cell office:value-type="float" office:value="9586" calcext:value-type="float">
            <text:p>9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104] / [.$C104]" office:value-type="percentage" office:value="0.516375781081663" calcext:value-type="percentage">
            <text:p>51.64%</text:p>
          </table:table-cell>
        </table:table-row>
        <table:table-row table:style-name="ro1">
          <table:table-cell office:value-type="string" calcext:value-type="string">
            <text:p>ttt_5x5-shape-0-GTTT-2-2-torus-1</text:p>
          </table:table-cell>
          <table:table-cell office:value-type="float" office:value="0.02" calcext:value-type="float">
            <text:p>0.02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float" office:value="9726" calcext:value-type="float">
            <text:p>9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105] / [.$C105]" office:value-type="percentage" office:value="0.837293388429752" calcext:value-type="percentage">
            <text:p>83.73%</text:p>
          </table:table-cell>
        </table:table-row>
        <table:table-row table:style-name="ro1" table:number-rows-repeated="10484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11:49:27.227712492</dc:date>
    <meta:editing-duration>PT4M13S</meta:editing-duration>
    <meta:editing-cycles>1</meta:editing-cycles>
    <meta:document-statistic meta:table-count="1" meta:cell-count="840" meta:object-count="0"/>
    <meta:generator>LibreOffice/6.0.7.3$Linux_X86_64 LibreOffice_project/00m0$Build-3</meta:generator>
  </office:meta>
</office:document-meta>
</file>